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e783" officeooo:paragraph-rsid="0004e783" style:font-weight-asian="bold" style:font-weight-complex="bold"/>
    </style:style>
    <style:style style:name="P2" style:family="paragraph" style:parent-style-name="Standard">
      <style:text-properties fo:font-weight="bold" officeooo:rsid="00062823" officeooo:paragraph-rsid="00062823" style:font-weight-asian="bold" style:font-weight-complex="bold"/>
    </style:style>
    <style:style style:name="P3" style:family="paragraph" style:parent-style-name="Standard">
      <style:text-properties fo:font-weight="bold" officeooo:rsid="00087352" officeooo:paragraph-rsid="00087352" style:font-weight-asian="bold" style:font-weight-complex="bold"/>
    </style:style>
    <style:style style:name="P4" style:family="paragraph" style:parent-style-name="Standard">
      <style:text-properties fo:font-weight="bold" officeooo:rsid="00092cd1" officeooo:paragraph-rsid="00092cd1" style:font-weight-asian="bold" style:font-weight-complex="bold"/>
    </style:style>
    <style:style style:name="P5" style:family="paragraph" style:parent-style-name="Standard">
      <style:text-properties fo:font-weight="bold" officeooo:rsid="000a5bde" officeooo:paragraph-rsid="000a5bde" style:font-weight-asian="bold" style:font-weight-complex="bold"/>
    </style:style>
    <style:style style:name="P6" style:family="paragraph" style:parent-style-name="Standard">
      <style:text-properties fo:font-weight="bold" officeooo:rsid="000d0403" officeooo:paragraph-rsid="000d0403" style:font-weight-asian="bold" style:font-weight-complex="bold"/>
    </style:style>
    <style:style style:name="P7" style:family="paragraph" style:parent-style-name="Standard">
      <style:text-properties fo:font-weight="normal" officeooo:rsid="0004e783" officeooo:paragraph-rsid="0004e783" style:font-weight-asian="normal" style:font-weight-complex="normal"/>
    </style:style>
    <style:style style:name="P8" style:family="paragraph" style:parent-style-name="Standard">
      <style:text-properties fo:font-weight="normal" officeooo:rsid="0006ed86" officeooo:paragraph-rsid="0006ed86" style:font-weight-asian="normal" style:font-weight-complex="normal"/>
    </style:style>
    <style:style style:name="P9" style:family="paragraph" style:parent-style-name="Standard">
      <style:text-properties fo:font-weight="normal" officeooo:rsid="000a5bde" officeooo:paragraph-rsid="000a5bde" style:font-weight-asian="normal" style:font-weight-complex="normal"/>
    </style:style>
    <style:style style:name="P10" style:family="paragraph" style:parent-style-name="Standard">
      <style:text-properties fo:font-weight="normal" officeooo:rsid="000bc165" officeooo:paragraph-rsid="000bc165" style:font-weight-asian="normal" style:font-weight-complex="normal"/>
    </style:style>
    <style:style style:name="P11" style:family="paragraph" style:parent-style-name="Standard">
      <style:text-properties fo:font-weight="normal" officeooo:rsid="0004e783" officeooo:paragraph-rsid="0004e783" style:font-weight-asian="normal" style:font-weight-complex="normal"/>
    </style:style>
    <style:style style:name="P12" style:family="paragraph" style:parent-style-name="Standard">
      <style:text-properties fo:font-weight="normal" officeooo:rsid="00087352" officeooo:paragraph-rsid="00092cd1" style:font-weight-asian="normal" style:font-weight-complex="normal"/>
    </style:style>
    <style:style style:name="P13" style:family="paragraph" style:parent-style-name="Standard">
      <style:text-properties fo:font-weight="normal" officeooo:rsid="000d0403" officeooo:paragraph-rsid="000d0403" style:font-weight-asian="normal" style:font-weight-complex="normal"/>
    </style:style>
    <style:style style:name="P14" style:family="paragraph" style:parent-style-name="Standard">
      <style:text-properties fo:font-weight="bold" officeooo:rsid="000d0403" officeooo:paragraph-rsid="000d0403" style:font-weight-asian="bold" style:font-weight-complex="bold"/>
    </style:style>
    <style:style style:name="P15" style:family="paragraph" style:parent-style-name="Standard">
      <style:text-properties fo:font-weight="bold" officeooo:rsid="000d1d31" officeooo:paragraph-rsid="000d1d31" style:font-weight-asian="bold" style:font-weight-complex="bold"/>
    </style:style>
    <style:style style:name="P16" style:family="paragraph" style:parent-style-name="Standard">
      <style:text-properties fo:font-weight="bold" officeooo:rsid="000d3a44" officeooo:paragraph-rsid="000d3a44" style:font-weight-asian="bold" style:font-weight-complex="bold"/>
    </style:style>
    <style:style style:name="P17" style:family="paragraph" style:parent-style-name="Standard">
      <style:text-properties fo:font-weight="bold" officeooo:rsid="000dd66e" officeooo:paragraph-rsid="000dd66e" style:font-weight-asian="bold" style:font-weight-complex="bold"/>
    </style:style>
    <style:style style:name="P18" style:family="paragraph" style:parent-style-name="Standard">
      <style:text-properties fo:font-weight="bold" officeooo:rsid="000ecb2d" officeooo:paragraph-rsid="000ecb2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7352" style:font-weight-asian="normal" style:font-weight-complex="normal"/>
    </style:style>
    <style:style style:name="T3" style:family="text">
      <style:text-properties fo:font-weight="normal" officeooo:rsid="00092cd1" style:font-weight-asian="normal" style:font-weight-complex="normal"/>
    </style:style>
    <style:style style:name="T4" style:family="text">
      <style:text-properties fo:font-weight="normal" officeooo:rsid="000a5bde" style:font-weight-asian="normal" style:font-weight-complex="normal"/>
    </style:style>
    <style:style style:name="T5" style:family="text">
      <style:text-properties fo:font-weight="normal" officeooo:rsid="000d1d31" style:font-weight-asian="normal" style:font-weight-complex="normal"/>
    </style:style>
    <style:style style:name="T6" style:family="text">
      <style:text-properties officeooo:rsid="000bc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 Know</text:p>
      <text:p text:style-name="P7">Since starting my career as an web developer I have learned so many beautiful technologies and tools which I love to use in my work.</text:p>
      <text:p text:style-name="P1">Technologies: <text:span text:style-name="T1">HTML5, CSS3, SASS, WordPress, jQuery, APIs, Basic JS, Git, NPM, </text:span></text:p>
      <text:p text:style-name="P1">Tools: <text:span text:style-name="T1">VS Code, Codepen, Github, jsbin, </text:span><text:span text:style-name="T2">Trello, BitBucket, Slack</text:span></text:p>
      <text:p text:style-name="P7"/>
      <text:p text:style-name="P2">What I Know I Don’t Know</text:p>
      <text:p text:style-name="P8">Web is a huge field. So far I have learned just a bit of it. So, I have made a roadmap and wish to follow it to become a full-stack web developer.</text:p>
      <text:p text:style-name="P4">Learning on process:</text:p>
      <text:p text:style-name="P3"><text:span text:style-name="T1">JavaScript, </text:span><text:span text:style-name="T3">Webpack, </text:span><text:span text:style-name="T4">Character Sketching</text:span></text:p>
      <text:p text:style-name="P4">Waiting List: <text:span text:style-name="T2">React, Angular, Vue.js, WebGL,</text:span></text:p>
      <text:p text:style-name="P12">Illustrator, </text:p>
      <text:p text:style-name="P12"/>
      <text:p text:style-name="P5">What I Don’t Know I Don’t Know</text:p>
      <text:p text:style-name="P9">Web is evolving so rapidly that it is quite impossible for a person to get know and learn all those technologies. After starting working in this arena I have came to know about so many technologies but it’s obvious by it’s nature that there are much more technologies <text:span text:style-name="T6">that I don’t know yet, even the names!</text:span></text:p>
      <text:p text:style-name="P9"/>
      <text:p text:style-name="P10">Web technologies are infinite!!</text:p>
      <text:p text:style-name="P10"/>
      <text:p text:style-name="P10"/>
      <text:p text:style-name="P6">Better UX: <text:span text:style-name="T1">User Experience design is on of my lovable jobs. It’s an area where I can bridge the web with the persons who use it. UX is a never ending learning. The more I’m working in this the more I get to know new and interesting things. </text:span></text:p>
      <text:p text:style-name="P13"/>
      <text:p text:style-name="P6">Clean &amp; Minimal UI: <text:span text:style-name="T5">Cleanness is beauty. I always try to make interfaces as clean as possible with contents which are required only.</text:span></text:p>
      <text:p text:style-name="P6"><text:span text:style-name="T5"/></text:p>
      <text:p text:style-name="P15">Responsive Design: <text:span text:style-name="T1">Now-a-days web is running in numerous devices. So, it is very important to show our web content in every possible device. I try my best to make the website pixel perfect in each and every device.</text:span></text:p>
      <text:p text:style-name="P15"><text:span text:style-name="T1"/></text:p>
      <text:p text:style-name="P16">Component Based Design: <text:span text:style-name="T1">As an web developer it’s tedious to do the same kind of work. So, I prefer component based design which allows me to do less work but more outcomes and also decreases the possibility of error as every component is independent.</text:span></text:p>
      <text:p text:style-name="P16"><text:span text:style-name="T1"/></text:p>
      <text:p text:style-name="P17">Clean &amp; Readable Code: <text:span text:style-name="T1">Readability is one of the most important in coding world for maintenance and future work. I keep myself updated with the trend and best practices for coding.</text:span></text:p>
      <text:p text:style-name="P17"><text:span text:style-name="T1"/></text:p>
      <text:p text:style-name="P18">Team Person: <text:span text:style-name="T1">I’m cooperative and communicative person. I worked in various groups and teams which help me to be a team person and it is needed in web world as building big things require good tea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3:02:34.119398688</meta:creation-date>
    <dc:date>2018-06-21T22:52:36.173520393</dc:date>
    <meta:editing-duration>PT34M9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19" meta:word-count="387" meta:character-count="2153" meta:non-whitespace-character-count="1782"/>
  </office:meta>
</office:document-meta>
</file>